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6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7" style:family="paragraph" style:parent-style-name="Heading_20_3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8" style:family="paragraph" style:parent-style-name="Standard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"/>
    </style:style>
    <style:style style:name="P10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373a3c" style:font-name="apple-system"/>
    </style:style>
    <style:style style:name="P11" style:family="paragraph" style:parent-style-name="Heading_20_2">
      <style:paragraph-properties fo:margin-top="0in" fo:margin-bottom="0.0835in" fo:line-height="110%" fo:padding="0in" fo:border="none"/>
      <style:text-properties style:font-name="inherit" fo:font-weight="bold"/>
    </style:style>
    <style:style style:name="P12" style:family="paragraph" style:parent-style-name="Preformatted_20_Text">
      <style:paragraph-properties fo:margin-top="0in" fo:margin-bottom="0.0835in" fo:line-height="150%" fo:padding="0in" fo:border="none"/>
      <style:text-properties fo:color="#373a3c" style:font-name="apple-system1"/>
    </style:style>
    <style:style style:name="P13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4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5" style:family="paragraph" style:parent-style-name="Heading_20_1">
      <style:paragraph-properties fo:margin-top="0in" fo:margin-bottom="0.0835in" fo:line-height="110%" fo:padding="0in" fo:border="none"/>
      <style:text-properties fo:color="#373a3c" style:font-name="apple-system1"/>
    </style:style>
    <style:style style:name="P16" style:family="paragraph" style:parent-style-name="Preformatted_20_Text">
      <style:text-properties fo:color="#373a3c" style:font-name="apple-system"/>
    </style:style>
    <style:style style:name="P17" style:family="paragraph" style:parent-style-name="Preformatted_20_Text">
      <style:paragraph-properties fo:margin-top="0in" fo:margin-bottom="0.1965in"/>
      <style:text-properties fo:color="#373a3c" style:font-name="apple-system"/>
    </style:style>
    <style:style style:name="P18" style:family="paragraph" style:parent-style-name="Standard">
      <style:paragraph-properties fo:margin-left="0in" fo:margin-right="0in" fo:line-height="110%" fo:text-align="start" style:justify-single-word="false" fo:orphans="2" fo:text-indent="0in" style:auto-text-indent="fals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9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20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1" style:family="paragraph" style:parent-style-name="Preformatted_20_Text">
      <style:text-properties fo:color="#373a3c"/>
    </style:style>
    <style:style style:name="P22" style:family="paragraph" style:parent-style-name="Preformatted_20_Text">
      <style:text-properties fo:color="#373a3c" style:font-name="apple-system"/>
    </style:style>
    <style:style style:name="P23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"/>
    </style:style>
    <style:style style:name="P2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5" style:family="paragraph" style:parent-style-name="Preformatted_20_Text">
      <style:paragraph-properties fo:margin-top="0in" fo:margin-bottom="0.1965in"/>
      <style:text-properties fo:color="#373a3c"/>
    </style:style>
    <style:style style:name="P26" style:family="paragraph" style:parent-style-name="Preformatted_20_Text">
      <style:paragraph-properties fo:margin-top="0in" fo:margin-bottom="0.1965in"/>
      <style:text-properties fo:color="#373a3c" style:font-name="apple-system"/>
    </style:style>
    <style:style style:name="P27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8" style:family="paragraph" style:parent-style-name="Text_20_body">
      <style:paragraph-properties fo:margin-top="0in" fo:margin-bottom="0.0835in" fo:line-height="110%" fo:padding="0in" fo:border="none"/>
      <style:text-properties fo:color="#373a3c" style:font-name="apple-system"/>
    </style:style>
    <style:style style:name="T1" style:family="text">
      <style:text-properties fo:color="#ffffff" fo:font-size="9pt" fo:font-weight="bold" fo:background-color="#818a91"/>
    </style:style>
    <style:style style:name="T2" style:family="text">
      <style:text-properties fo:color="#ffffff" fo:font-size="9pt" fo:font-weight="bold" fo:background-color="#5cb85c"/>
    </style:style>
    <style:style style:name="T3" style:family="text">
      <style:text-properties style:font-name="apple-system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midiaudio.com/cart/ad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2" text:anchor-type="paragraph" svg:width="6.9272in" draw:z-index="2"><draw:text-box fo:min-height="0.0161in"><text:p text:style-name="P4"><draw:frame draw:style-name="fr1" draw:name="Frame3" text:anchor-type="paragraph" svg:width="5.1874in" draw:z-index="3"><draw:text-box fo:min-height="0.0161in"><text:p text:style-name="P1"><text:span text:style-name="T1">SKU: 17537</text:span> <text:span text:style-name="T2">Yra sandėlyje: 1</text:span> <text:span text:style-name="T2">Nemokamas pristatymas</text:span></text:p></draw:text-box></draw:frame><draw:frame draw:style-name="fr1" draw:name="Frame4" text:anchor-type="paragraph" svg:width="1.7291in" draw:z-index="4"><draw:text-box fo:min-height="0.0161in"><text:p text:style-name="P2"><draw:a xlink:type="simple" xlink:href="https://midiaudio.com/brand/Alvarez"><draw:frame draw:style-name="fr3" draw:name="graphics2" text:anchor-type="as-char" svg:width="0.8138in" svg:height="0.4209in" draw:z-index="6"><draw:image xlink:href="https://midiaudio.com/brand_images/xalvarez_logo.jpg.pagespeed.ic.S7G3WVYKSQ.webp" xlink:type="simple" xlink:show="embed" xlink:actuate="onLoad"/><svg:title>alvarez_logo.jpg</svg:title></draw:frame></draw:a></text:p></draw:text-box></draw:frame><draw:frame draw:style-name="fr2" draw:name="Frame5" text:anchor-type="paragraph" svg:x="0.1665in" svg:y="0in" svg:width="6.9272in" draw:z-index="5"><draw:text-box fo:min-height="0.0161in"><text:h text:style-name="P11" text:outline-level="2"/><text:h text:style-name="P15" text:outline-level="1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text:p text:style-name="P12"/></draw:text-box></draw:frame></text:p></draw:text-box></draw:frame><draw:frame draw:style-name="fr1" draw:name="Frame1" text:anchor-type="paragraph" svg:width="4.948in" draw:z-index="0"><draw:text-box fo:min-height="0.0161in"><text:p text:style-name="P3"><draw:a xlink:type="simple" xlink:href="https://midiaudio.com/product_images/origin/17537.jpg"><draw:frame draw:style-name="fr3" draw:name="graphics1" text:anchor-type="as-char" svg:width="0.8138in" svg:height="0.4209in" draw:z-index="1"><draw:image xlink:href="https://midiaudio.com/product_images/origin/x17537.jpg.pagespeed.ic.yQnfDNxiCY.webp" xlink:type="simple" xlink:show="embed" xlink:actuate="onLoad"/><svg:title>Alvarez AD70SB Akustinė gitara</svg:title></draw:frame></draw:a></text:p></draw:text-box></draw:frame></text:h>
      <text:p text:style-name="P14">Fender Nate Mendel Precision Bass RW CAR</text:p>
      <text:p text:style-name="P14">1069.00 Eur.</text:p>
      <text:h text:style-name="P19" text:outline-level="3">Prekės aprašymas</text:h>
      <text:p text:style-name="P9">Ash body with maple neck and rosewood fretboard</text:p>
      <text:p text:style-name="P16">Seymour Duncan Quarter Pound single-coil pickup for killer low end</text:p>
      <text:p text:style-name="P16">Lightly aged nitrocellulose lacquer finish</text:p>
      <text:p text:style-name="P21"><text:s text:c="4"/><text:span text:style-name="T3">Extra-slim neck and nut width</text:span></text:p>
      <text:p text:style-name="P21"><text:s text:c="4"/><text:span text:style-name="T3">Leo Quann Badass II bridge</text:span></text:p>
      <text:p text:style-name="P25"><text:s text:c="4"/><text:span text:style-name="T3">Includes gig bag and extra neck plate with hybrid Foo Fighters/Fender logo</text:span></text:p>
      <text:p text:style-name="P28"/>
      <text:p text:style-name="P28"/>
      <text:p text:style-name="P28"/>
      <text:p text:style-name="P28"/>
      <text:p text:style-name="P28"><text:soft-page-break/></text:p>
      <text:p text:style-name="P24">Fender Limited Edition Sandblasted P Bass Sapphire Blue</text:p>
      <text:p text:style-name="P14"/>
      <text:p text:style-name="P14">1269.00 Eur.</text:p>
      <text:h text:style-name="P13" text:outline-level="3">Prekės aprašymas</text:h>
      <text:p text:style-name="P9">Body Material: Ash</text:p>
      <text:p text:style-name="P16">Body Finish: Satin Urethane</text:p>
      <text:p text:style-name="P16">Neck: Maple, Slim "C" Shape</text:p>
      <text:p text:style-name="P16">Neck Finish: Satin Urethane</text:p>
      <text:p text:style-name="P16">Fingerboard: Maple, 9.5" (241 mm) Radius</text:p>
      <text:p text:style-name="P16">Frets: 20, Medium Jumbo</text:p>
      <text:p text:style-name="P16">Position Inlays: Black Dot</text:p>
      <text:p text:style-name="P16">Scale Length: 34" (864 mm)</text:p>
      <text:p text:style-name="P16">Nut (Material/Width): Synthetic Bone, 1.5" (38.1 mm)</text:p>
      <text:p text:style-name="P16">Hardware: Nickel/Chrome</text:p>
      <text:p text:style-name="P16">Bridge: 4-Saddle Standard</text:p>
      <text:p text:style-name="P16">Tuning Machines: Standard Open-Gear</text:p>
      <text:p text:style-name="P16">Pickups: American Standard Single-Coil Jazz Bass® (Bridge and Middle)</text:p>
      <text:p text:style-name="P16">Controls: Volume 1. (Middle Pickup), Volume 2. (Bridge Pickup), Master Tone</text:p>
      <text:p text:style-name="P16">Control Knobs: Black Plastic</text:p>
      <text:p text:style-name="P16">Pickguard: 3-Ply Black/White/Black</text:p>
      <text:p text:style-name="P16">Strings: Fender® USA, NPS, (Gauges .045-.105)</text:p>
      <text:p text:style-name="P16">Case/Gig Bag: Deluxe Gig Bag</text:p>
      <text:p text:style-name="P17">Other Features: Single Disk String Tree</text:p>
      <text:p text:style-name="P14"/>
      <text:p text:style-name="P14">Fender Player Series Jaguar Bass PF SGM</text:p>
      <text:p text:style-name="P14">699.00 Eur.</text:p>
      <text:h text:style-name="P13" text:outline-level="3">Prekės aprašymas</text:h>
      <text:p text:style-name="P9">Fender Player Jaguar Bass PF SGM</text:p>
      <text:p text:style-name="Preformatted_20_Text"/>
      <text:p text:style-name="P21"><text:s text:c="4"/><text:span text:style-name="T3">Body Shape: Jaguar</text:span></text:p>
      <text:p text:style-name="P21"><text:s text:c="4"/><text:span text:style-name="T3">Body Material: Alder</text:span></text:p>
      <text:p text:style-name="P21"><text:s text:c="4"/><text:span text:style-name="T3">Technology: Solid Body</text:span></text:p>
      <text:p text:style-name="P21"><text:s text:c="4"/><text:span text:style-name="T3">Colour / Finish: Sage Green Metallic</text:span></text:p>
      <text:p text:style-name="P21"><text:s text:c="4"/><text:span text:style-name="T3">Neck construction: Bolt on neck</text:span></text:p>
      <text:p text:style-name="P21"><text:s text:c="4"/><text:span text:style-name="T3">Scale: Long scale</text:span></text:p>
      <text:p text:style-name="P21"><text:s text:c="4"/><text:span text:style-name="T3">Scale Length: 34" (86,36 cm)</text:span></text:p>
      <text:p text:style-name="P21"><text:s text:c="4"/><text:span text:style-name="T3">Neck: Maple</text:span></text:p>
      <text:p text:style-name="P21"><text:s text:c="4"/><text:span text:style-name="T3">Fretboard: Pau Ferro</text:span></text:p>
      <text:p text:style-name="P21"><text:s text:c="4"/><text:span text:style-name="T3">Fretboard Inlays: Dots</text:span></text:p>
      <text:p text:style-name="P21"><text:s text:c="4"/><text:span text:style-name="T3">Frets: 20</text:span></text:p>
      <text:p text:style-name="P21"><text:s text:c="4"/><text:span text:style-name="T3">Strings: 4-string</text:span></text:p>
      <text:p text:style-name="P21"><text:s text:c="4"/><text:span text:style-name="T3">Strings thickness ex factory: .045 - .105</text:span></text:p>
      <text:p text:style-name="P21"><text:s text:c="4"/><text:span text:style-name="T3">Pickup type: 1 x P-style + 1 x J-style</text:span></text:p>
      <text:p text:style-name="P21"><text:s text:c="4"/><text:span text:style-name="T3">Middle Pickup: Fender Player Series Alnico 5 Split Single-Coil Precision Bass®</text:span></text:p>
      <text:p text:style-name="P21"><text:s text:c="4"/><text:span text:style-name="T3">Bridge Pickup: Fender Player Series Alnico 5 Single-Coil Jazz Bass®</text:span></text:p>
      <text:p text:style-name="P21"><text:s text:c="4"/><text:span text:style-name="T3">Controls: 2x volume, 1x tone</text:span></text:p>
      <text:p text:style-name="P21"><text:s text:c="4"/><text:span text:style-name="T3">Hardware: Nickel / Chrome</text:span></text:p>
      <text:p text:style-name="P25"><text:s text:c="4"/><text:span text:style-name="T3">Country of Origin: Made in Mexico</text:span></text:p>
      <text:p text:style-name="P14"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6S</meta:editing-duration>
    <meta:editing-cycles>7</meta:editing-cycles>
    <meta:generator>OpenOffice/4.1.6$Win32 OpenOffice.org_project/416m1$Build-9790</meta:generator>
    <dc:date>2019-10-14T22:26:27.43</dc:date>
    <meta:document-statistic meta:table-count="0" meta:image-count="2" meta:object-count="0" meta:page-count="3" meta:paragraph-count="57" meta:word-count="279" meta:character-count="1900"/>
    <meta:user-defined meta:name="Info 1"/>
    <meta:user-defined meta:name="Info 2"/>
    <meta:user-defined meta:name="Info 3"/>
    <meta:user-defined meta:name="Info 4"/>
  </office:meta>
</office:document-meta>
</file>